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123" officeooo:paragraph-rsid="0014d123"/>
    </style:style>
    <style:style style:name="P2" style:family="paragraph" style:parent-style-name="Standard">
      <style:text-properties officeooo:rsid="0015c83d" officeooo:paragraph-rsid="0014d123"/>
    </style:style>
    <style:style style:name="P3" style:family="paragraph" style:parent-style-name="Standard">
      <style:text-properties officeooo:rsid="0016db2c" officeooo:paragraph-rsid="0016db2c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6db2c" officeooo:paragraph-rsid="0016db2c" style:font-size-asian="16pt" style:font-size-complex="16pt"/>
    </style:style>
    <style:style style:name="P5" style:family="paragraph" style:parent-style-name="Standard">
      <style:text-properties fo:font-size="16pt" style:text-underline-style="solid" style:text-underline-width="auto" style:text-underline-color="font-color" officeooo:rsid="0016db2c" officeooo:paragraph-rsid="0017d77a" style:font-size-asian="16pt" style:font-size-complex="16pt"/>
    </style:style>
    <style:style style:name="P6" style:family="paragraph" style:parent-style-name="Standard">
      <style:text-properties fo:font-size="16pt" style:text-underline-style="solid" style:text-underline-width="auto" style:text-underline-color="font-color" officeooo:rsid="0017d77a" officeooo:paragraph-rsid="002ac79e" style:font-size-asian="16pt" style:font-size-complex="16pt"/>
    </style:style>
    <style:style style:name="P7" style:family="paragraph" style:parent-style-name="Standard">
      <style:text-properties officeooo:rsid="0017d77a" officeooo:paragraph-rsid="0017d77a"/>
    </style:style>
    <style:style style:name="P8" style:family="paragraph" style:parent-style-name="Standard">
      <style:text-properties officeooo:rsid="0017d77a" officeooo:paragraph-rsid="001edec1"/>
    </style:style>
    <style:style style:name="P9" style:family="paragraph" style:parent-style-name="Standard">
      <style:text-properties officeooo:rsid="001b1a51" officeooo:paragraph-rsid="001b1a51"/>
    </style:style>
    <style:style style:name="P10" style:family="paragraph" style:parent-style-name="Standard">
      <style:text-properties officeooo:rsid="001b1a51" officeooo:paragraph-rsid="001edec1"/>
    </style:style>
    <style:style style:name="P11" style:family="paragraph" style:parent-style-name="Standard">
      <style:text-properties officeooo:rsid="001b9678" officeooo:paragraph-rsid="001b9678"/>
    </style:style>
    <style:style style:name="P12" style:family="paragraph" style:parent-style-name="Standard">
      <style:text-properties officeooo:rsid="001b9678" officeooo:paragraph-rsid="00232dc1"/>
    </style:style>
    <style:style style:name="P13" style:family="paragraph" style:parent-style-name="Standard">
      <style:text-properties officeooo:rsid="001c3bdd" officeooo:paragraph-rsid="001c3bdd"/>
    </style:style>
    <style:style style:name="P14" style:family="paragraph" style:parent-style-name="Standard">
      <style:text-properties officeooo:rsid="001edec1" officeooo:paragraph-rsid="001edec1"/>
    </style:style>
    <style:style style:name="P15" style:family="paragraph" style:parent-style-name="Standard">
      <style:text-properties officeooo:rsid="0020f8fb" officeooo:paragraph-rsid="0020f8fb"/>
    </style:style>
    <style:style style:name="P16" style:family="paragraph" style:parent-style-name="Standard">
      <style:text-properties officeooo:rsid="0021e49f" officeooo:paragraph-rsid="0025f6f4"/>
    </style:style>
    <style:style style:name="P17" style:family="paragraph" style:parent-style-name="Standard">
      <style:text-properties officeooo:rsid="0024a875" officeooo:paragraph-rsid="0024a875"/>
    </style:style>
    <style:style style:name="P18" style:family="paragraph" style:parent-style-name="Standard">
      <style:text-properties officeooo:rsid="0024a875" officeooo:paragraph-rsid="00279763"/>
    </style:style>
    <style:style style:name="P19" style:family="paragraph" style:parent-style-name="Standard">
      <style:text-properties officeooo:rsid="0024b422" officeooo:paragraph-rsid="0024b422"/>
    </style:style>
    <style:style style:name="P20" style:family="paragraph" style:parent-style-name="Standard">
      <style:text-properties officeooo:rsid="0026342a" officeooo:paragraph-rsid="0026342a"/>
    </style:style>
    <style:style style:name="P21" style:family="paragraph" style:parent-style-name="Standard">
      <style:text-properties officeooo:rsid="00276841" officeooo:paragraph-rsid="00276841"/>
    </style:style>
    <style:style style:name="P22" style:family="paragraph" style:parent-style-name="Standard">
      <style:text-properties officeooo:rsid="00276841" officeooo:paragraph-rsid="002914fb"/>
    </style:style>
    <style:style style:name="P23" style:family="paragraph" style:parent-style-name="Standard">
      <style:text-properties officeooo:rsid="00279763" officeooo:paragraph-rsid="00279763"/>
    </style:style>
    <style:style style:name="P24" style:family="paragraph" style:parent-style-name="Standard">
      <style:text-properties officeooo:rsid="002ac79e" officeooo:paragraph-rsid="002ac79e"/>
    </style:style>
    <style:style style:name="P25" style:family="paragraph" style:parent-style-name="Standard">
      <style:text-properties fo:font-size="12pt" style:text-underline-style="none" officeooo:rsid="002ac79e" officeooo:paragraph-rsid="002ac79e" style:font-size-asian="10.5pt" style:font-size-complex="12pt"/>
    </style:style>
    <style:style style:name="P26" style:family="paragraph" style:parent-style-name="Standard">
      <style:text-properties fo:font-size="12pt" style:text-underline-style="none" officeooo:rsid="002c2cf2" officeooo:paragraph-rsid="002c2cf2" style:font-size-asian="10.5pt" style:font-size-complex="12pt"/>
    </style:style>
    <style:style style:name="P27" style:family="paragraph" style:parent-style-name="Standard">
      <style:text-properties fo:font-size="12pt" style:text-underline-style="none" officeooo:rsid="002db937" officeooo:paragraph-rsid="002db937" style:font-size-asian="10.5pt" style:font-size-complex="12pt"/>
    </style:style>
    <style:style style:name="P28" style:family="paragraph" style:parent-style-name="Standard">
      <style:text-properties fo:font-size="12pt" style:text-underline-style="none" officeooo:rsid="002ea9ff" officeooo:paragraph-rsid="002ea9ff" style:font-size-asian="10.5pt" style:font-size-complex="12pt"/>
    </style:style>
    <style:style style:name="P29" style:family="paragraph" style:parent-style-name="Standard">
      <style:text-properties fo:font-size="12pt" style:text-underline-style="none" officeooo:rsid="0030b0f3" officeooo:paragraph-rsid="0030b0f3" style:font-size-asian="10.5pt" style:font-size-complex="12pt"/>
    </style:style>
    <style:style style:name="P30" style:family="paragraph" style:parent-style-name="Standard">
      <style:text-properties fo:font-size="12pt" style:text-underline-style="none" officeooo:rsid="002ea9ff" officeooo:paragraph-rsid="002ea9ff" style:font-size-asian="10.5pt" style:font-size-complex="12pt"/>
    </style:style>
    <style:style style:name="T1" style:family="text">
      <style:text-properties officeooo:rsid="0017d77a"/>
    </style:style>
    <style:style style:name="T2" style:family="text">
      <style:text-properties officeooo:rsid="001edec1"/>
    </style:style>
    <style:style style:name="T3" style:family="text">
      <style:text-properties officeooo:rsid="001fea18"/>
    </style:style>
    <style:style style:name="T4" style:family="text">
      <style:text-properties officeooo:rsid="0020f8fb"/>
    </style:style>
    <style:style style:name="T5" style:family="text">
      <style:text-properties officeooo:rsid="00232dc1"/>
    </style:style>
    <style:style style:name="T6" style:family="text">
      <style:text-properties officeooo:rsid="0025f6f4"/>
    </style:style>
    <style:style style:name="T7" style:family="text">
      <style:text-properties officeooo:rsid="00279763"/>
    </style:style>
    <style:style style:name="T8" style:family="text">
      <style:text-properties officeooo:rsid="002914fb"/>
    </style:style>
    <style:style style:name="T9" style:family="text">
      <style:text-properties officeooo:rsid="002a22d2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fo:font-size="16pt" style:text-underline-style="solid" style:text-underline-width="auto" style:text-underline-color="font-color" officeooo:rsid="0016db2c" style:font-size-asian="16pt" style:font-size-complex="16pt"/>
    </style:style>
    <style:style style:name="T12" style:family="text">
      <style:text-properties fo:font-size="16pt" style:text-underline-style="solid" style:text-underline-width="auto" style:text-underline-color="font-color" officeooo:rsid="0017d77a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6 question remarque</text:p>
      <text:p text:style-name="P1"/>
      <text:p text:style-name="P1"/>
      <text:p text:style-name="P4"><text:span text:style-name="T1">I</text:span> exposer le projet<text:span text:style-name="T1">:</text:span></text:p>
      <text:p text:style-name="P4"/>
      <text:p text:style-name="P4"/>
      <text:p text:style-name="P7">Il s’agit d’un site de sauce piquante...</text:p>
      <text:p text:style-name="P7"/>
      <text:p text:style-name="P10">le front end via le framework angular, <text:span text:style-name="T2">qui </text:span>construit nos pages web <text:span text:style-name="T2">est déjà codé</text:span></text:p>
      <text:p text:style-name="P23">on y retrouve :</text:p>
      <text:p text:style-name="P10"><text:span text:style-name="T2">Les</text:span> requêtes liés au interfaces utilisateurs qui seront soumis au serveur </text:p>
      <text:p text:style-name="P10"><text:span text:style-name="T2">L</text:span>e traitement des réponses du serveur pour a création de pages dynamique <text:span text:style-name="T2">également</text:span></text:p>
      <text:p text:style-name="P8"><text:span text:style-name="T7">Notre but :</text:span> construire le sytème qui va pouvoir <text:span text:style-name="T3">intercepter et </text:span>répondre à ces demandes utilisateurs</text:p>
      <text:p text:style-name="P14">On recoit des demandes requêtes nous allons construire les réponses</text:p>
      <text:p text:style-name="P3"/>
      <text:p text:style-name="P3"/>
      <text:p text:style-name="P5"><text:span text:style-name="T1">II</text:span> <text:span text:style-name="T1">explication de l’architecture </text:span><text:span text:style-name="T2">général </text:span><text:span text:style-name="T1">de notre code :</text:span></text:p>
      <text:p text:style-name="P2"/>
      <text:p text:style-name="P9"/>
      <text:p text:style-name="P9"/>
      <text:p text:style-name="P9">Le backend <text:s/>: </text:p>
      <text:p text:style-name="P9"/>
      <text:p text:style-name="P18"><text:span text:style-name="T7">A partir des r</text:span>equette<text:span text:style-name="T7">s</text:span> ;</text:p>
      <text:p text:style-name="P18">Ecouter, intercepter, aguille et traitement code... </text:p>
      <text:p text:style-name="P9"/>
      <text:p text:style-name="P9">fichier server.js <text:span text:style-name="T6">=&gt; </text:span>création, configuration <text:span text:style-name="T2">et le branchement </text:span>du serveur.</text:p>
      <text:p text:style-name="P9"/>
      <text:p text:style-name="P11">fichier app.js <text:span text:style-name="T6">=&gt; </text:span>creation de l’application <text:span text:style-name="T4">au s</text:span><text:span text:style-name="T6">ei</text:span><text:span text:style-name="T4">n du serveur</text:span>, tour de controle.</text:p>
      <text:p text:style-name="P16">Intercepte les requêtes, <text:span text:style-name="T5">et fait appel au routeurs, </text:span><text:span text:style-name="T6">se </text:span>connêcte à la base de donnée.</text:p>
      <text:p text:style-name="P12"/>
      <text:p text:style-name="P15">Dossier routeur <text:span text:style-name="T6">=&gt; </text:span>l’aiguillage des requêtes inetrcepté par l’application et appèle le code de traitement qui en résulte.</text:p>
      <text:p text:style-name="P15"/>
      <text:p text:style-name="P19">Dossier pour le code, logique métier dans middleware et controller</text:p>
      <text:p text:style-name="P19">dans le middleware <text:s/><text:span text:style-name="T6">=&gt; </text:span><text:s/>gestion de l’authentification et du traitements des images</text:p>
      <text:p text:style-name="P19">dans le controllers <text:s/><text:span text:style-name="T6">=&gt; metodes de fin de ligne, pour action de creation suppression lecture modification CRUD, et gestion des likes.</text:span></text:p>
      <text:p text:style-name="P19"/>
      <text:p text:style-name="P20">Dossier models =&gt; <text:s/>création de modèle à partir de shéma pour la base de données mangodb</text:p>
      <text:p text:style-name="P19"/>
      <text:p text:style-name="P21">Dossier images =&gt; stokage des images des requêtes geré par multer</text:p>
      <text:p text:style-name="P21"/>
      <text:p text:style-name="P22">fichier package.json =&gt; <text:s/>on y retrouve toute nos dépendances, les liens pour installations des paquets de ces programmes annexes. </text:p>
      <text:p text:style-name="P22">Pour <text:s/><text:span text:style-name="T8">initialiser</text:span> ce fichier =&gt; commande <text:span text:style-name="T9">npm init</text:span></text:p>
      <text:p text:style-name="P22">Pour <text:s/>executer ce fichier =&gt; commande npm install côté backend.</text:p>
      <text:p text:style-name="P21"/>
      <text:p text:style-name="P23">Reste gitignore node module et pakageson.lock… et redme</text:p>
      <text:p text:style-name="P21"/>
      <text:p text:style-name="P21"/>
      <text:p text:style-name="P15"/>
      <text:p text:style-name="P17"><text:soft-page-break/></text:p>
      <text:p text:style-name="P13"/>
      <text:p text:style-name="P24"><text:span text:style-name="T12">I</text:span><text:span text:style-name="T10">I</text:span><text:span text:style-name="T12">I</text:span><text:span text:style-name="T11"> </text:span><text:span text:style-name="T10">Securité</text:span><text:span text:style-name="T12"> :</text:span></text:p>
      <text:p text:style-name="P6"/>
      <text:p text:style-name="P25">dossiers env. dans gitignore permet de cacher des données sensibles, des variables de connexions à la base de données et la clef de cryptage du token. Il faut installer le package dotenv…</text:p>
      <text:p text:style-name="P25"/>
      <text:p text:style-name="P26">le module password validator permet de mettre un filtre sur la saisie du mot de passe, cela peut empecher le xss(cross site scripting), l’injection de code par saisie.</text:p>
      <text:p text:style-name="P26"/>
      <text:p text:style-name="P26">Le module express-rate-limit permet de se premunir contre les attaques par force brutes.</text:p>
      <text:p text:style-name="P26"/>
      <text:p text:style-name="P27">Le package mangoSanitiyse desinfecte les requetes malvaillantes vers mangodb dont celle commencant par un $ …</text:p>
      <text:p text:style-name="P27"/>
      <text:p text:style-name="P28">le module helmut se premunie des failles XSS ciblant les cookies</text:p>
      <text:p text:style-name="P28"/>
      <text:p text:style-name="P28">le module bcrypt.s pour crypter un element, et jsonwebtoken pour coder un token …</text:p>
      <text:p text:style-name="P28"/>
      <text:p text:style-name="P28"><text:s/>le module pass word validator applique un filtre par un shéma définit sur une entrée utilisateur</text:p>
      <text:p text:style-name="P28"/>
      <text:p text:style-name="P28"/>
      <text:p text:style-name="P29">le module maskdata pour masquer le mail dans la base de données.</text:p>
      <text:p text:style-name="P6"/>
      <text:p text:style-name="P13"/>
      <text:p text:style-name="P13"/>
      <text:p text:style-name="P11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09:32:22.845899676</meta:creation-date>
    <dc:date>2022-07-20T10:26:57.740491232</dc:date>
    <meta:editing-duration>PT1H28M37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2" meta:paragraph-count="35" meta:word-count="422" meta:character-count="2604" meta:non-whitespace-character-count="2204"/>
  </office:meta>
</office:document-meta>
</file>